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text-properties fo:language="ru" fo:country="RU"/>
    </style:style>
    <style:style style:name="P13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3" style:family="paragraph" style:parent-style-name="Text_20_body">
      <style:paragraph-properties fo:text-align="center" style:justify-single-word="false"/>
    </style:style>
    <style:style style:name="P134" style:family="paragraph" style:parent-style-name="First_20_line_20_indent">
      <style:text-properties fo:language="ru" fo:country="RU"/>
    </style:style>
    <style:style style:name="P135" style:family="paragraph" style:parent-style-name="First_20_line_20_indent">
      <style:paragraph-properties fo:text-align="justify" style:justify-single-word="false"/>
      <style:text-properties fo:language="ru" fo:country="RU"/>
    </style:style>
    <style:style style:name="P136" style:family="paragraph" style:parent-style-name="First_20_line_20_indent">
      <style:text-properties fo:font-size="15pt" fo:language="ru" fo:country="RU" style:font-size-asian="15pt" style:font-size-complex="15pt"/>
    </style:style>
    <style:style style:name="P137" style:family="paragraph" style:parent-style-name="First_20_line_20_indent">
      <style:text-properties fo:font-size="12pt" fo:language="ru" fo:country="RU" style:font-size-asian="12pt" style:font-size-complex="12pt"/>
    </style:style>
    <style:style style:name="P138" style:family="paragraph" style:parent-style-name="First_20_line_20_indent">
      <style:text-properties fo:language="en" fo:country="US"/>
    </style:style>
    <style:style style:name="P139" style:family="paragraph" style:parent-style-name="First_20_line_20_indent">
      <style:paragraph-properties fo:text-align="justify" style:justify-single-word="false"/>
      <style:text-properties fo:language="en" fo:country="US"/>
    </style:style>
    <style:style style:name="P140" style:family="paragraph" style:parent-style-name="First_20_line_20_indent">
      <style:paragraph-properties fo:text-align="justify" style:justify-single-word="false"/>
    </style:style>
    <style:style style:name="P141" style:family="paragraph" style:parent-style-name="Text_20_body">
      <style:paragraph-properties fo:margin-left="0cm" fo:margin-right="0cm" fo:text-align="center" style:justify-single-word="false" fo:text-indent="0cm" style:auto-text-indent="false"/>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Text_20_body">
      <style:paragraph-properties fo:margin-left="0cm" fo:margin-right="0cm" fo:text-align="justify" style:justify-single-word="false" fo:text-indent="0cm" style:auto-text-indent="false"/>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Footnote">
      <style:text-properties fo:font-style="normal" style:font-style-asian="normal" style:font-style-complex="normal"/>
    </style:style>
    <style:style style:name="P149" style:family="paragraph" style:parent-style-name="Text_20_body">
      <style:paragraph-properties loext:contextual-spacing="false" fo:margin-top="0cm" fo:margin-bottom="0.212cm" fo:text-align="justify" style:justify-single-word="false"/>
      <style:text-properties fo:language="en" fo:country="US"/>
    </style:style>
    <style:style style:name="P15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Standard">
      <style:text-properties fo:font-style="italic" style:font-style-asian="italic" style:font-style-complex="italic"/>
    </style:style>
    <style:style style:name="P152" style:family="paragraph" style:parent-style-name="Heading_20_1">
      <style:paragraph-properties fo:margin-left="0cm" fo:margin-right="0cm" fo:text-align="center" style:justify-single-word="false" fo:text-indent="0.499cm" style:auto-text-indent="false"/>
    </style:style>
    <style:style style:name="P153" style:family="paragraph" style:parent-style-name="Heading_20_2">
      <style:text-properties fo:language="en" fo:country="US"/>
    </style:style>
    <style:style style:name="P154" style:family="paragraph" style:parent-style-name="Heading_20_2">
      <style:paragraph-properties fo:text-align="justify" style:justify-single-word="false"/>
    </style:style>
    <style:style style:name="P155" style:family="paragraph" style:parent-style-name="Heading_20_3">
      <style:text-properties fo:language="ru" fo:country="RU"/>
    </style:style>
    <style:style style:name="P156"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53"/>
      <text:h text:style-name="P153"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5">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5">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5">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1">***</text:p>
      <text:p text:style-name="P141"/>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5">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3"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3"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1873144991150995875" text:style-name="L1">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text:soft-page-break/></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3"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3" text:outline-level="2">8. Стыд</text:h>
      <text:p text:style-name="P142"/>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4"/>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7">Мне печалиться не стоит</text:p><text:p text:style-name="P147">Жизнь прекрасна и полн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 —</text:p><text:p text:style-name="P147">Но друзья остались в прошлом,</text:p><text:p text:style-name="P147">Пустота пришла в мой 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6">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2"><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2"/>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0">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0"/>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3"/>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1"/>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6">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6">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4"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6">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text:soft-page-break/>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Раздались тихие шаги. Меня накрыла тень.</text:p>
      <text:p text:style-name="P53"><text:soft-page-break/>–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2"/>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и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text:soft-page-break/>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6">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text:soft-page-break/>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text:soft-page-break/>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text:soft-page-break/>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text:soft-page-break/>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text:soft-page-break/>–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6">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text:soft-page-break/>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text:soft-page-break/>–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text:soft-page-break/>«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text:soft-page-break/>…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text:soft-page-break/>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text:soft-page-break/>–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oft-page-break/><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text:soft-page-break/>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55"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text:soft-page-break/>–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text:soft-page-break/>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soft-page-break/>…</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text:soft-page-break/></text:p>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oft-page-break/><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text:soft-page-break/>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text:soft-page-break/>–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3">Девушка слабо улыбнулась.</text:p>
      <text:p text:style-name="P113">– Я не сержусь… На Дискорда трудно не злиться… Он так себя ведёт, потому что его это… эмм… <text:s/>забавляет.</text:p>
      <text:p text:style-name="P3"/>
      <text:p text:style-name="P133">***</text:p>
      <text:p text:style-name="P131"/>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text:soft-page-break/>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text:soft-page-break/>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text:soft-page-break/>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text:soft-page-break/>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text:soft-page-break/>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soft-page-break/>…</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text:soft-page-break/>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soft-page-break/>…</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text:soft-page-break/>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text:soft-page-break/>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0"/>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text:soft-page-break/>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text:soft-page-break/>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3">–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9">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3"/>
      <text:h text:style-name="P153" text:outline-level="2">2<text:span text:style-name="T1">9</text:span>. Отбытие</text:h>
      <text:p text:style-name="P117"/>
      <text:p text:style-name="P103"><text:span text:style-name="T11">– </text:span>Оп-па! – пробормотала Эпплджек. – Нежданчик!</text:p>
      <text:p text:style-name="P103">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text:span><text:soft-page-break/><text:span text:style-name="T11">Проводник. Не думал, что ты догадаешься. Но ты всё-таки нашёл </text:span>Сахарную <text:span text:style-name="T11">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4">– Эй-Джей, Флатти, хватайте комп и на выход! Я с ним разберусь! Не теряйте вре..!</text:p>
      <text:p text:style-name="P134">– ТЫ ИДИО..!!!</text:p>
      <text:p text:style-name="P134">Дискорд <text:s/>заорал одновременно со мной, прикрываясь от меня руками, когда раздался оглушительный</text:p>
      <text:p text:style-name="P134">… </text:p>
      <text:p text:style-name="P136">БАХ!!!</text:p>
      <text:p text:style-name="P137">…</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text:soft-page-break/>–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4"><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
      <text:p text:style-name="P124"><text:span text:style-name="T11">– Нет! Дискорд </text:span>— не убийца!!!</text:p>
      <text:p text:style-name="P124">С необычной для неё силой Флаттершай вытащила кляп изо рта драконикуса.</text:p>
      <text:p text:style-name="P12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9"/>
      <text:p text:style-name="P124">Или драконикус — гениальный актёр, или… ?</text:p>
      <text:p text:style-name="P124"/>
      <text:p text:style-name="P124">Я вернулся к драконикусу и уселся на стул напротив него.</text:p>
      <text:p text:style-name="P124"><text:span text:style-name="T11">– Р</text:span>ассказывай.</text:p>
      <text:p text:style-name="P124">Дискорд немного успокоился.</text:p>
      <text:p text:style-name="P124"><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4"><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4">У драконикуса глаза полезли на лоб.</text:p>
      <text:p text:style-name="P12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
      <text:p text:style-name="P124">Я задумался. Драконикус, похоже, говорил искренне. Но кто тогда всё это время играл с нами, <text:span text:style-name="T26">словно кот с мышью</text:span>?</text:p>
      <text:p text:style-name="P124"><text:span text:style-name="T11">– </text:span>Анон! <text:span text:style-name="T11">– </text:span>крикнула Эпплджек из прихожей. <text:span text:style-name="T11">– </text:span>Я слышу шум за дверью!</text:p>
      <text:p text:style-name="P124">Практически одновременно раздался звонок.</text:p>
      <text:p text:style-name="P127"><text:soft-page-break/>–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4"><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7"/>
      <text:p text:style-name="P127">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
      <text:p text:style-name="P124">Блё-о-о!</text:p>
      <text:p text:style-name="P124"/>
      <text:p text:style-name="P124">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4">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4"/>
      <text:p text:style-name="P124">Я задрал голову.</text:p>
      <text:p text:style-name="P124">О! Так уже легче! Надо мной всего лишь два этажа. Десять метров верёвки. Если не смотреть вниз, то…</text:p>
      <text:p text:style-name="P124"/>
      <text:p text:style-name="P126">«…<text:span text:style-name="T26">Будь храбр. Будь стоек. Будь силён. Что бы ни случилось, помни: Эквестрия с тобой. Эквестрия в тебе. Навсегда. И всегда…»</text:span></text:p>
      <text:p text:style-name="P128"/>
      <text:p text:style-name="P124">Я вытер ладони о штаны, ухватил канат и сделал шаг вперёд…</text:p>
      <text:p text:style-name="P124"/>
      <text:p text:style-name="P124"><text:soft-page-break/>…</text:p>
      <text:p text:style-name="P124"/>
      <text:p text:style-name="P124">Святые яйца, Анон, ты действительно сделал ЭТО!</text:p>
      <text:p text:style-name="P124"/>
      <text:p text:style-name="P124">…</text:p>
      <text:p text:style-name="P124"/>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4">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4">К счастью, фермерша не разжала ног.</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
      <text:p text:style-name="P124">Бляблябляблябля!!! ДА НУ ЕГО НАХУЙ — ТАКОЙ АЛЬПИНИЗ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text:p>
      <text:p text:style-name="P124"/>
      <text:p text:style-name="P124">На длинной шее драконикуса разместились Эпплджек и Флаттершай. Я, для сохранения баланса, разместился ближе к хвосту.</text:p>
      <text:p text:style-name="P124">Дискорд расправил крылья и начал короткую пробежку к краю.</text:p>
      <text:p text:style-name="P124"><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4"/>
      <text:p text:style-name="P124">…ограда края крыши промелькнула под нами…</text:p>
      <text:p text:style-name="P129"><text:soft-page-break/></text:p>
      <text:p text:style-name="P124"><text:span text:style-name="T11">– …</text:span>собственно, держаться в воздухе дольше у меня не хватит магии.</text:p>
      <text:p text:style-name="P124"/>
      <text:p text:style-name="P124">Мы летели навстречу закату.</text:p>
      <text:p text:style-name="P124"/>
      <text:p text:style-name="P124">…</text:p>
      <text:p text:style-name="P124"/>
      <text:p text:style-name="P124">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4"><text:span text:style-name="T11">–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прижалась к шее Дискорда, отвернулась и закрыла глаза.</text:p>
      <text:p text:style-name="P124">– ВНИМАНИЕ!!! – заорал Дискорд, сложил крылья и влетел в коридор.</text:p>
      <text:p text:style-name="P124"/>
      <text:p text:style-name="P125">***</text:p>
      <text:p text:style-name="P124"/>
      <text:p text:style-name="P124">Бля!!!</text:p>
      <text:h text:style-name="Heading_20_2" text:outline-level="2"/>
      <text:h text:style-name="Heading_20_2" text:outline-level="2"><text:span text:style-name="T1">30</text:span>. Разговор за столиком в <text:span text:style-name="T1">ночи</text:span></text:h>
      <text:p text:style-name="P138"/>
      <text:p text:style-name="P140">Мы почти успели.</text:p>
      <text:p text:style-name="P13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5"><text:soft-page-break/>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5">«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5">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5"/>
      <text:p text:style-name="P135">ХА-ХА-ХА!</text:p>
      <text:p text:style-name="P135"/>
      <text:p text:style-name="P135">Прямо как сейчас. Как говорится, найди десять отличий.</text:p>
      <text:p text:style-name="P135">Вот только… Только Дэш была бы жива…</text:p>
      <text:p text:style-name="P139">Я тяжело вздохнул.</text:p>
      <text:p text:style-name="P139"/>
      <text:p text:style-name="P139">…</text:p>
      <text:p text:style-name="P139"/>
      <text:p text:style-name="P139"><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text:soft-page-break/>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text:soft-page-break/>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text:soft-page-break/>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text:soft-page-break/>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8">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8">–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text:soft-page-break/>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text:soft-page-break/>–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oft-page-break/><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5">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text:soft-page-break/>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text:soft-page-break/>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text:soft-page-break/>– Ты ещё увидишь пару-тройку снов на прощание. Это мой подарок тебе. Удачи!</text:p>
      <text:p text:style-name="P103"/>
      <text:p text:style-name="P114">~~~</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6">Я молча протянул руку к носу аликорницы и попытался легонько сжать его. Рука прошла сквозь тело.</text:p>
      <text:p text:style-name="P116">– Бу-уп! – слабо улыбнулась Луна.</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text:soft-page-break/></text:p>
      <text:p text:style-name="P112">~~~</text:p>
      <text:p text:style-name="P113"/>
      <text:p text:style-name="P106">– Думал от меня в другой реальности спрятаться, Проводничёк?!</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oft-page-break/><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Эпилог. Земля</text:h>
      <text:p text:style-name="P115"/>
      <text:p text:style-name="P122">Звон будильника чуть не проломил башку. Я открыл глаза. </text:p>
      <text:p text:style-name="P122"/>
      <text:p text:style-name="P12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
      <text:p text:style-name="P122"><text:span text:style-name="T1">Я нашарил ногами тапки и пошёл в ванную. Проходя мимо стола, зацепился взглядом за</text:span> эскиз <text:span text:style-name="T1">рисунка</text:span>.</text:p>
      <text:p text:style-name="P122"/>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0"/>
      <text:p text:style-name="P118">Для того, чтобы выдавить остатки пасты на щётку, пришлось затратить серьёзные усилия.</text:p>
      <text:p text:style-name="P118"/>
      <text:p text:style-name="P119">Ага, и купить туалетной бумаги. Иначе уже вечером придётся использовать рекламки, что кидают в почтовый ящик. А они, блин, глянцевые!</text:p>
      <text:p text:style-name="P119"/>
      <text:p text:style-name="P121">Мысли вернулись к фантазии.</text:p>
      <text:p text:style-name="P121"/>
      <text:p text:style-name="P119">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9"/>
      <text:p text:style-name="P118">Попытка притронуться щёткой к зубу вызвала ноющую боль. </text:p>
      <text:p text:style-name="P118"/>
      <text:p text:style-name="P12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text:soft-page-break/>критическим багам. Если сегодня не зафигачу хотя бы одно из них, напишет кляузу Брюсу, а он и так меня держит на карандаше… Вот так всегда. Фак!</text:p>
      <text:p text:style-name="P120"/>
      <text:p text:style-name="P118">Доставая из стола ключи от машины, опять наткнулся взглядом на эскиз.</text:p>
      <text:p text:style-name="P118"/>
      <text:p text:style-name="P12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0">А вот, кстати… А почему бы и нет? Хорошее ведь название? И интригующее — сразу сесть за клавиатуру захотелось.</text:p>
      <text:p text:style-name="P120"/>
      <text:p text:style-name="P12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7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2-03T11:22:35</dc:date>
    <meta:editing-duration>P162DT16H9M45S</meta:editing-duration>
    <meta:editing-cycles>10388</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76" meta:paragraph-count="5009" meta:word-count="109621" meta:character-count="697015"/>
  </office:meta>
</office:document-meta>
</file>